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6f24" officeooo:paragraph-rsid="000f6f24"/>
    </style:style>
    <style:style style:name="P2" style:family="paragraph" style:parent-style-name="Standard">
      <style:paragraph-properties fo:text-align="end" style:justify-single-word="false"/>
      <style:text-properties officeooo:rsid="000f6f24" officeooo:paragraph-rsid="000f6f24"/>
    </style:style>
    <style:style style:name="P3" style:family="paragraph" style:parent-style-name="Standard">
      <style:text-properties officeooo:rsid="000f6f24" officeooo:paragraph-rsid="00126b14"/>
    </style:style>
    <style:style style:name="P4" style:family="paragraph" style:parent-style-name="Standard">
      <style:text-properties officeooo:rsid="000fe315" officeooo:paragraph-rsid="000fe315"/>
    </style:style>
    <style:style style:name="P5" style:family="paragraph" style:parent-style-name="Standard">
      <style:text-properties officeooo:rsid="0011086e" officeooo:paragraph-rsid="0011086e"/>
    </style:style>
    <style:style style:name="T1" style:family="text">
      <style:text-properties officeooo:rsid="000fe315"/>
    </style:style>
    <style:style style:name="T2" style:family="text">
      <style:text-properties officeooo:rsid="0011086e"/>
    </style:style>
    <style:style style:name="T3" style:family="text">
      <style:text-properties officeooo:rsid="001352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achary Britt</text:p>
      <text:p text:style-name="P2">Nov 2 2017</text:p>
      <text:p text:style-name="P2"/>
      <text:p text:style-name="P1">Capstone project proposal</text:p>
      <text:p text:style-name="P1"/>
      <text:p text:style-name="P1">We (I) propose to explore text generation via a recurrent neural network with LSTM’s.</text:p>
      <text:p text:style-name="P1"/>
      <text:p text:style-name="P1">Data Source: NYT, WSJ articles. </text:p>
      <text:p text:style-name="P1"/>
      <text:p text:style-name="P1">The data will need to be organized, probably via mongo, into documents with “author,” “date,” “publication,” “headline,” and “text body” fields. </text:p>
      <text:p text:style-name="P1"/>
      <text:p text:style-name="P1">For The NYT this will likely be easy, as they provide an API. The WSJ articles will need to be scraped in via BeautifulSoup/Requests and then reformatted.</text:p>
      <text:p text:style-name="P1"/>
      <text:p text:style-name="P4">We then need to clean the text in each document to be fed to word2vec.</text:p>
      <text:p text:style-name="P1"/>
      <text:p text:style-name="P1">We will then process words into dense vector embeddings via word2vec. This provides a manageable dimensionality for the word vectors.</text:p>
      <text:p text:style-name="P1"/>
      <text:p text:style-name="P5">We then build up the representational power of each word embedding by training part of speech, named entity recognition, and syntactic parsing. Then concatenate the features trained for POS, NER, SP, and the previous word embeddings. </text:p>
      <text:p text:style-name="P5"/>
      <text:p text:style-name="P3">It’s important to make sure words are reproduce-able from the dense vectors. Accomplished via a neural network <text:span text:style-name="T3">where we apply a small loss if the reproduced word is in the NLTK lemma of the original word and a large loss if farther away. Or, something better once I know more word2vec</text:span></text:p>
      <text:p text:style-name="P1"/>
      <text:p text:style-name="P4">We then build sentence embeddings via an RNN with LSTMs. <text:span text:style-name="T2">The goal being to encode the meaning of sentences. </text:span></text:p>
      <text:p text:style-name="P4"/>
      <text:p text:style-name="P5">Train for the ability to recognize corruption (word replacement) and apply max margin los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7:23:40.861987481</meta:creation-date>
    <dc:date>2017-11-01T18:09:13.169734280</dc:date>
    <meta:editing-duration>PT10M44S</meta:editing-duration>
    <meta:editing-cycles>3</meta:editing-cycles>
    <meta:generator>LibreOffice/5.1.6.2$Linux_X86_64 LibreOffice_project/10m0$Build-2</meta:generator>
    <meta:document-statistic meta:table-count="0" meta:image-count="0" meta:object-count="0" meta:page-count="1" meta:paragraph-count="13" meta:word-count="230" meta:character-count="1384" meta:non-whitespace-character-count="1163"/>
  </office:meta>
</office:document-meta>
</file>